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4B40F7B5C9E99B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741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5.143cm"/>
    </style:style>
    <style:style style:name="pr6" style:family="presentation" style:parent-style-name="midnightblue-subtitle" style:list-style-name="L2">
      <style:graphic-properties draw:fill-color="#ffffff" draw:auto-grow-height="true" fo:min-height="15.143cm"/>
    </style:style>
    <style:style style:name="pr7" style:family="presentation" style:parent-style-name="midnightblue-subtitle" style:list-style-name="L2">
      <style:graphic-properties draw:fill-color="#ffffff" draw:auto-grow-height="true" fo:min-height="15.143cm"/>
    </style:style>
    <style:style style:name="pr8" style:family="presentation" style:parent-style-name="midnightblue-subtitle" style:list-style-name="L2">
      <style:graphic-properties draw:fill-color="#ffffff" draw:auto-grow-height="true" fo:min-height="15.143cm"/>
    </style:style>
    <style:style style:name="pr9" style:family="presentation" style:parent-style-name="midnightblue-subtitle" style:list-style-name="L2">
      <style:graphic-properties draw:fill-color="#ffffff" draw:auto-grow-height="true" fo:min-height="15.143cm"/>
    </style:style>
    <style:style style:name="pr10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line-height="150%" fo:text-align="start" fo:text-indent="0cm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ff6600"/>
    </style:style>
    <style:style style:name="T3" style:family="text">
      <style:text-properties fo:color="#333333"/>
    </style:style>
    <style:style style:name="T4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Manage Multi Cont.</text:span></text:p>
          </draw:text-box>
        </draw:frame>
        <draw:custom-shape draw:style-name="gr1" draw:text-style-name="P2" draw:layer="layout" svg:width="21.8cm" svg:height="5cm" svg:x="2.6cm" svg:y="8.045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Assignment : Answer</text:p>
          </draw:text-box>
        </draw:frame>
        <draw:frame presentation:style-name="pr5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This lecture is the ANSWER to previous</text:p>
              </text:list-item>
              <text:list-item>
                <text:p text:style-name="P4">Try the Previous Lecture Assignment own your own before watching this</text:p>
              </text:list-item>
              <text:list-item>
                <text:p text:style-name="P4">There may be difference between your commands and commands will be used in this lectu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Assignment : Start MySql</text:p>
          </draw:text-box>
        </draw:frame>
        <draw:frame presentation:style-name="pr6" draw:text-style-name="P5" draw:layer="layout" svg:width="26cm" svg:height="17.118cm" svg:x="1cm" svg:y="3.942cm" presentation:class="subtitle" presentation:user-transformed="true">
          <draw:text-box>
            <text:list text:style-name="L2">
              <text:list-item>
                <text:p text:style-name="P4">Command to start mysql :</text:p>
                <text:p text:style-name="P4"><text:span text:style-name="T2">docker container run -d -p 3306:3306 –-name mysqldb –e <text:s/>MYSQL_RANDOM_ROOT_PASSWORD=yes mysql</text:span></text:p>
              </text:list-item>
              <text:list-item>
                <text:p text:style-name="P4"><text:span text:style-name="T3">Check the password in logs :</text:span><text:span text:style-name="T3"><text:line-break/></text:span><text:span text:style-name="T2">docker container logs &lt;cont_name&gt;</text:span><text:line-break/>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Assignment : Start httpd</text:p>
          </draw:text-box>
        </draw:frame>
        <draw:frame presentation:style-name="pr7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Command to start httpd :</text:p>
                <text:p text:style-name="P4"><text:span text:style-name="T2">docker container run -d -p 8080:80 –-name httpdServer httpd</text:span></text:p>
              </text:list-item>
              <text:list-item>
                <text:p text:style-name="P4"><text:span text:style-name="T3">Check docker container process using :</text:span></text:p>
                <text:p text:style-name="P4"><text:span text:style-name="T2">docker container ps </text:span><text:line-break/>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Assignment : Start nginx</text:p>
          </draw:text-box>
        </draw:frame>
        <draw:frame presentation:style-name="pr8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Command to start httpd :</text:p>
                <text:p text:style-name="P4"><text:span text:style-name="T2">docker container run -d -p 80:80 –-name proxy nginx</text:span></text:p>
              </text:list-item>
              <text:list-item>
                <text:p text:style-name="P4"><text:span text:style-name="T3">Check docker container process using :</text:span></text:p>
              </text:list-item>
              <text:list-item>
                <text:p text:style-name="P4"><text:span text:style-name="T2">docker container ls </text:span><text:line-break/>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Assignment : Verification</text:p>
          </draw:text-box>
        </draw:frame>
        <draw:frame presentation:style-name="pr9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You can verify the webserver on any Installed Browser.</text:p>
              </text:list-item>
              <text:list-item>
                <text:p text:style-name="P4">Command to verify server on Terminal :</text:p>
                <text:p text:style-name="P4"><text:span text:style-name="T2">curl &lt;url&gt;</text:span><text:span text:style-name="T2"><text:line-break/></text:span><text:span text:style-name="T2"/></text:p>
              </text:list-item>
              <text:list-item>
                <text:p text:style-name="P4"><text:span text:style-name="T3">Stop all the Containers and verify again.</text:span>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10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4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4B40F7B5C9E99B7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05T22:54:37.402572997</dc:date>
    <meta:editing-duration>PT4H3M55S</meta:editing-duration>
    <meta:editing-cycles>9</meta:editing-cycles>
    <meta:generator>LibreOffice/5.1.6.2$Linux_X86_64 LibreOffice_project/10m0$Build-2</meta:generator>
    <meta:document-statistic meta:object-count="65"/>
  </office:meta>
</office:document-meta>
</file>